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Liberation Serif1" svg:font-family="'Liberation Serif', serif"/>
    <style:font-face style:name="OpenSymbol1" svg:font-family="OpenSymbol, 'Arial Unicode MS'"/>
    <style:font-face style:name="Symbol" svg:font-family="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1ba583" officeooo:paragraph-rsid="001ba583" style:font-size-asian="12pt" style:font-size-complex="12pt"/>
    </style:style>
    <style:style style:name="P3" style:family="paragraph" style:parent-style-name="Standard">
      <style:text-properties style:font-name="Liberation Serif" fo:font-size="12pt" officeooo:paragraph-rsid="001ba583" style:font-size-asian="12pt" style:font-size-complex="12pt"/>
    </style:style>
    <style:style style:name="P4" style:family="paragraph" style:parent-style-name="Standard">
      <style:text-properties style:font-name="Liberation Serif" fo:font-size="12pt" officeooo:rsid="001dcfc2" officeooo:paragraph-rsid="001dcfc2" style:font-size-asian="12pt" style:font-size-complex="12pt"/>
    </style:style>
    <style:style style:name="P5" style:family="paragraph" style:parent-style-name="Standard">
      <style:text-properties style:font-name="Liberation Serif" fo:font-size="12pt" fo:font-weight="bold" officeooo:rsid="001ba583" officeooo:paragraph-rsid="001ba583" style:font-size-asian="12pt" style:font-weight-asian="bold" style:font-size-complex="12pt" style:font-weight-complex="bold"/>
    </style:style>
    <style:style style:name="P6" style:family="paragraph" style:parent-style-name="Text_20_body">
      <style:text-properties style:font-name="Liberation Serif" fo:font-size="12pt" officeooo:paragraph-rsid="001ba583" style:font-size-asian="12pt" style:font-size-complex="12pt"/>
    </style:style>
    <style:style style:name="P7" style:family="paragraph" style:parent-style-name="Text_20_body">
      <style:text-properties fo:font-weight="normal" style:font-weight-asian="normal" style:font-weight-complex="normal"/>
    </style:style>
    <style:style style:name="P8" style:family="paragraph" style:parent-style-name="Standard">
      <style:text-properties style:font-name="Liberation Serif" fo:font-size="12pt" style:font-size-asian="12pt" style:font-size-complex="12pt"/>
    </style:style>
    <style:style style:name="P9" style:family="paragraph" style:parent-style-name="Standard">
      <style:text-properties style:font-name="Liberation Serif" fo:font-size="12pt" officeooo:rsid="001ba583" officeooo:paragraph-rsid="00240fa3" style:font-size-asian="12pt" style:font-size-complex="12pt"/>
    </style:style>
    <style:style style:name="P10" style:family="paragraph" style:parent-style-name="Standard">
      <style:paragraph-properties fo:line-height="115%"/>
      <style:text-properties style:font-name="Liberation Serif" fo:font-size="12pt" officeooo:rsid="001ba583" officeooo:paragraph-rsid="001ba583" style:font-size-asian="12pt" style:font-size-complex="12pt"/>
    </style:style>
    <style:style style:name="P11" style:family="paragraph" style:parent-style-name="Standard">
      <style:text-properties style:font-name="Liberation Serif" fo:font-size="12pt" officeooo:paragraph-rsid="00240fa3" style:font-size-asian="12pt" style:font-name-complex="Liberation Serif2" style:font-size-complex="12pt"/>
    </style:style>
    <style:style style:name="P12" style:family="paragraph" style:parent-style-name="Standard" style:list-style-name="WW8Num3">
      <style:text-properties style:font-name="Liberation Serif" fo:font-size="12pt" officeooo:paragraph-rsid="00240fa3" style:font-size-asian="12pt" style:font-name-complex="Liberation Serif2" style:font-size-complex="12pt"/>
    </style:style>
    <style:style style:name="P13" style:family="paragraph" style:parent-style-name="Standard">
      <style:text-properties style:font-name="Liberation Serif" fo:font-size="12pt" fo:font-weight="bold" officeooo:rsid="001ba583" officeooo:paragraph-rsid="00240fa3" style:font-size-asian="12pt" style:font-weight-asian="bold" style:font-name-complex="Liberation Serif2" style:font-size-complex="12pt" style:font-weight-complex="bold"/>
    </style:style>
    <style:style style:name="P14" style:family="paragraph" style:parent-style-name="Standard" style:list-style-name="WW8Num2">
      <style:text-properties fo:font-size="12pt" officeooo:paragraph-rsid="00240fa3" style:font-size-asian="12pt" style:font-name-complex="Liberation Serif2" style:font-size-complex="12pt"/>
    </style:style>
    <style:style style:name="P15" style:family="paragraph" style:parent-style-name="Standard">
      <style:text-properties fo:font-size="12pt" officeooo:paragraph-rsid="00240fa3" style:font-size-asian="12pt" style:font-name-complex="Liberation Serif2" style:font-size-complex="12pt"/>
    </style:style>
    <style:style style:name="P16" style:family="paragraph" style:parent-style-name="Standard" style:list-style-name="WW8Num3">
      <style:text-properties fo:font-size="12pt" officeooo:paragraph-rsid="00240fa3" style:font-size-asian="12pt" style:font-name-complex="Liberation Serif2" style:font-size-complex="12pt"/>
    </style:style>
    <style:style style:name="P17" style:family="paragraph" style:parent-style-name="Standard">
      <style:text-properties fo:color="#000000" style:font-name="Liberation Serif1" fo:font-size="12pt" fo:font-weight="normal" officeooo:rsid="001ba583" officeooo:paragraph-rsid="001ba583" fo:background-color="#ffffff" style:font-size-asian="12pt" style:font-size-complex="12pt"/>
    </style:style>
    <style:style style:name="P18" style:family="paragraph" style:parent-style-name="Text_20_body" style:list-style-name="L1"/>
    <style:style style:name="P19" style:family="paragraph" style:parent-style-name="Text_20_body" style:list-style-name="L1">
      <style:text-properties officeooo:paragraph-rsid="001dcfc2"/>
    </style:style>
    <style:style style:name="P20" style:family="paragraph" style:parent-style-name="Text_20_body" style:list-style-name="L1">
      <style:text-properties fo:font-weight="bold" style:font-weight-asian="bold" style:font-weight-complex="bold"/>
    </style:style>
    <style:style style:name="P21" style:family="paragraph" style:parent-style-name="Text_20_body" style:list-style-name="L1">
      <style:text-properties fo:font-weight="bold" officeooo:paragraph-rsid="001fda3b" style:font-weight-asian="bold" style:font-weight-complex="bold"/>
    </style:style>
    <style:style style:name="P22" style:family="paragraph" style:parent-style-name="Text_20_body" style:list-style-name="L1">
      <style:text-properties fo:font-weight="bold" officeooo:paragraph-rsid="001dcfc2" style:font-weight-asian="bold" style:font-weight-complex="bold"/>
    </style:style>
    <style:style style:name="P23" style:family="paragraph" style:parent-style-name="Text_20_body" style:list-style-name="L2">
      <style:paragraph-properties fo:margin-top="0.494cm" fo:margin-bottom="0.247cm" loext:contextual-spacing="false" fo:line-height="115%" style:writing-mode="lr-tb"/>
      <style:text-properties fo:color="#000000" style:font-name="Liberation Serif1" fo:font-size="12pt" fo:font-weight="normal" fo:background-color="#ffffff"/>
    </style:style>
    <style:style style:name="P24" style:family="paragraph" style:parent-style-name="Text_20_body" style:list-style-name="L2">
      <style:paragraph-properties fo:margin-top="0.494cm" fo:margin-bottom="0.247cm" loext:contextual-spacing="false" fo:line-height="115%" style:writing-mode="lr-tb"/>
      <style:text-properties fo:color="#000000" style:font-name="Liberation Serif1" fo:font-size="12pt" fo:font-weight="normal" officeooo:paragraph-rsid="0024fc1b" fo:background-color="#ffffff"/>
    </style:style>
    <style:style style:name="P25" style:family="paragraph" style:parent-style-name="Text_20_body" style:list-style-name="L2">
      <style:paragraph-properties fo:margin-top="0.494cm" fo:margin-bottom="0.247cm" loext:contextual-spacing="false" fo:line-height="115%" fo:text-align="justify" style:justify-single-word="false" style:writing-mode="lr-tb"/>
      <style:text-properties fo:color="#000000" style:font-name="Liberation Serif1" fo:font-size="12pt" fo:font-weight="normal" fo:background-color="#ffffff"/>
    </style:style>
    <style:style style:name="P26" style:family="paragraph" style:parent-style-name="Text_20_body">
      <style:paragraph-properties fo:margin-top="0.494cm" fo:margin-bottom="0.247cm" loext:contextual-spacing="false" fo:line-height="115%" style:writing-mode="lr-tb"/>
      <style:text-properties fo:color="#000000" fo:background-color="#ffffff"/>
    </style:style>
    <style:style style:name="P2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style:style>
    <style:style style:name="P3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indent="0cm"/>
    </style:style>
    <style:style style:name="P3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33" style:family="paragraph">
      <loext:graphic-properties draw:fill="solid" draw:fill-color="#66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1" style:family="text">
      <style:text-properties officeooo:rsid="001c6e59"/>
    </style:style>
    <style:style style:name="T2" style:family="text">
      <style:text-properties fo:font-weight="bold" style:font-weight-asian="bold" style:font-weight-complex="bold"/>
    </style:style>
    <style:style style:name="T3" style:family="text">
      <style:text-properties fo:font-weight="bold" officeooo:rsid="001c6e59"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c6e59" style:font-weight-asian="normal" style:font-weight-complex="normal"/>
    </style:style>
    <style:style style:name="T6" style:family="text">
      <style:text-properties fo:font-weight="normal" officeooo:rsid="001dcfc2" style:font-weight-asian="normal" style:font-weight-complex="normal"/>
    </style:style>
    <style:style style:name="T7" style:family="text">
      <style:text-properties officeooo:rsid="001edc1d"/>
    </style:style>
    <style:style style:name="T8" style:family="text">
      <style:text-properties officeooo:rsid="00240fa3"/>
    </style:style>
    <style:style style:name="T9" style:family="text">
      <style:text-properties fo:font-size="12pt"/>
    </style:style>
    <style:style style:name="T10" style:family="text">
      <style:text-properties fo:font-size="12pt" style:font-size-asian="12pt" style:font-name-complex="Liberation Serif2" style:font-size-complex="12pt"/>
    </style:style>
    <style:style style:name="T11" style:family="text">
      <style:text-properties style:font-name-complex="Liberation Serif2"/>
    </style:style>
    <style:style style:name="T1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9.863cm" fo:min-width="18.7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605cm" fo:min-width="3.49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603cm" fo:min-width="3.95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603cm" fo:min-width="3.494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603cm" fo:min-width="3.83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605cm" fo:min-width="3.49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603cm" fo:min-width="3.724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603cm" fo:min-width="4.40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7cm" fo:min-width="1.25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601cm" fo:min-width="3.494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603cm" fo:min-width="3.611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66ccff" draw:textarea-horizontal-align="justify" draw:textarea-vertical-align="middle" draw:auto-grow-height="false" fo:min-height="0.605cm" fo:min-width="3.494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76cm" fo:min-width="0.871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71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603cm" fo:min-width="2.242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601cm" fo:min-width="2.12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62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Management 9</text:p>
      <text:p text:style-name="P5">Assignment 9.1</text:p>
      <text:p text:style-name="P1"/>
      <text:p text:style-name="P1">1.Draw a Use Case Diagram for an online Library Management System</text:p>
      <text:p text:style-name="P1"/>
      <text:p text:style-name="P2">1. Answer:</text:p>
      <text:p text:style-name="P2"><draw:g text:anchor-type="paragraph" draw:z-index="0" draw:name="Shape1" draw:style-name="gr1"><draw:custom-shape draw:style-name="gr2" draw:text-style-name="P27" svg:width="0.484cm" svg:height="0.604cm" svg:x="0.566cm" svg:y="4.39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 svg:x1="0.808cm" svg:y1="4.998cm" svg:x2="0.808cm" svg:y2="6.205cm"><text:p/></draw:line><draw:line draw:style-name="gr3" draw:text-style-name="P28" svg:x1="0.809cm" svg:y1="6.205cm" svg:x2="0.405cm" svg:y2="6.808cm"><text:p/></draw:line><draw:line draw:style-name="gr3" draw:text-style-name="P28" svg:x1="0.808cm" svg:y1="6.205cm" svg:x2="1.212cm" svg:y2="6.808cm"><text:p/></draw:line><draw:line draw:style-name="gr3" draw:text-style-name="P28" svg:x1="0.405cm" svg:y1="5.601cm" svg:x2="1.212cm" svg:y2="5.601cm"><text:p/></draw:line><draw:custom-shape draw:style-name="gr4" draw:text-style-name="P27" svg:width="19.211cm" svg:height="20.114cm" svg:x="-1.21cm" svg:y="0.372cm"><text:p/><draw:enhanced-geometry svg:viewBox="0 0 21600 21600" draw:type="rectangle" draw:enhanced-path="M 0 0 L 21600 0 21600 21600 0 21600 0 0 Z N"/></draw:custom-shape><draw:custom-shape draw:style-name="gr5" draw:text-style-name="P27" svg:width="5.651cm" svg:height="1.209cm" svg:x="4.764cm" svg:y="2.7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30" svg:width="6.296cm" svg:height="1.207cm" svg:x="4.442cm" svg:y="2.787cm"><text:p text:style-name="P29"><text:span text:style-name="T12">Enquiry for membershi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0" svg:width="5.651cm" svg:height="1.207cm" svg:x="4.764cm" svg:y="6.405cm"><text:p text:style-name="P29"><text:span text:style-name="T12">Search Boo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0" svg:width="6.136cm" svg:height="1.207cm" svg:x="4.602cm" svg:y="4.796cm"><text:p text:style-name="P29"><text:span text:style-name="T12">Request for book issu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0" svg:width="5.651cm" svg:height="1.209cm" svg:x="4.764cm" svg:y="13.245cm"><text:p text:style-name="P29"><text:span text:style-name="T12">Issue Boo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30" svg:width="5.975cm" svg:height="1.207cm" svg:x="4.925cm" svg:y="11.435cm"><text:p text:style-name="P29"><text:span text:style-name="T12">Issue Membership car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30" svg:width="6.942cm" svg:height="1.207cm" svg:x="4.764cm" svg:y="18.676cm"><text:p text:style-name="P29"><text:span text:style-name="T12">Maintain membership detail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32" svg:width="1.754cm" svg:height="0.989cm" svg:x="0.243cm" svg:y="7.211cm"><draw:text-box><text:p text:style-name="P31"><text:span text:style-name="T13">User</text:span></text:p></draw:text-box></draw:frame><draw:line draw:style-name="gr3" draw:text-style-name="P28" svg:x1="1.535cm" svg:y1="5.602cm" svg:x2="4.441cm" svg:y2="3.389cm"><text:p/></draw:line><draw:line draw:style-name="gr3" draw:text-style-name="P28" svg:x1="1.535cm" svg:y1="5.601cm" svg:x2="4.602cm" svg:y2="5.4cm"><text:p/></draw:line><draw:line draw:style-name="gr3" draw:text-style-name="P28" svg:x1="1.535cm" svg:y1="5.601cm" svg:x2="4.764cm" svg:y2="7.009cm"><text:p/></draw:line><draw:line draw:style-name="gr3" draw:text-style-name="P28" svg:x1="9.768cm" svg:y1="11.635cm" svg:x2="14.773cm" svg:y2="11.233cm"><text:p/></draw:line><draw:line draw:style-name="gr3" draw:text-style-name="P28" svg:x1="10.414cm" svg:y1="13.647cm" svg:x2="14.772cm" svg:y2="11.233cm"><text:p/></draw:line><draw:line draw:style-name="gr3" draw:text-style-name="P28" svg:x1="14.772cm" svg:y1="11.233cm" svg:x2="10.414cm" svg:y2="15.457cm"><text:p/></draw:line><draw:line draw:style-name="gr3" draw:text-style-name="P28" svg:x1="14.772cm" svg:y1="11.233cm" svg:x2="10.252cm" svg:y2="17.469cm"><text:p/></draw:line><draw:custom-shape draw:style-name="gr13" draw:text-style-name="P30" svg:width="5.651cm" svg:height="1.206cm" svg:x="4.764cm" svg:y="1.176cm"><text:p text:style-name="P29"><text:span text:style-name="T12">Regis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0" svg:width="5.651cm" svg:height="1.209cm" svg:x="4.764cm" svg:y="8.015cm"><text:p text:style-name="P29"><text:span text:style-name="T12">Return Boo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 svg:x1="1.535cm" svg:y1="5.601cm" svg:x2="4.764cm" svg:y2="1.779cm"><text:p/></draw:line><draw:line draw:style-name="gr3" draw:text-style-name="P28" svg:x1="1.535cm" svg:y1="5.601cm" svg:x2="4.764cm" svg:y2="10.227cm"><text:p/></draw:line><draw:line draw:style-name="gr3" draw:text-style-name="P28" svg:x1="1.535cm" svg:y1="5.601cm" svg:x2="4.764cm" svg:y2="8.618cm"><text:p/></draw:line><draw:custom-shape draw:style-name="gr14" draw:text-style-name="P30" svg:width="5.813cm" svg:height="1.207cm" svg:x="4.925cm" svg:y="17.067cm"><text:p text:style-name="P29"><text:span text:style-name="T12">Maintain Book Detail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3" svg:width="5.651cm" svg:height="1.209cm" svg:x="4.764cm" svg:y="9.624cm"><text:p text:style-name="P29"><text:span text:style-name="T12">Log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0" svg:width="5.651cm" svg:height="1.207cm" svg:x="4.764cm" svg:y="15.055cm"><text:p text:style-name="P29"><text:span text:style-name="T12">Accept return Book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 svg:x1="10.414cm" svg:y1="10.228cm" svg:x2="14.772cm" svg:y2="11.234cm"><text:p/></draw:line><draw:line draw:style-name="gr3" draw:text-style-name="P28" svg:x1="14.773cm" svg:y1="11.233cm" svg:x2="11.706cm" svg:y2="19.078cm"><text:p/></draw:line><draw:custom-shape draw:style-name="gr16" draw:text-style-name="P30" svg:width="1.938cm" svg:height="0.604cm" svg:x="1.374cm" svg:y="15.459cm"><text:p text:style-name="P29"><text:span text:style-name="T12">Fi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8" svg:x1="3.309cm" svg:y1="15.659cm" svg:x2="4.764cm" svg:y2="15.659cm"><text:p/></draw:line><draw:custom-shape draw:style-name="gr18" draw:text-style-name="P34" svg:width="0.648cm" svg:height="0.604cm" svg:x="15.901cm" svg:y="9.78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 svg:x1="16.145cm" svg:y1="10.392cm" svg:x2="16.145cm" svg:y2="11.8cm"><text:p/></draw:line><draw:line draw:style-name="gr3" draw:text-style-name="P28" svg:x1="16.145cm" svg:y1="11.8cm" svg:x2="15.741cm" svg:y2="12.403cm"><text:p/></draw:line><draw:line draw:style-name="gr3" draw:text-style-name="P28" svg:x1="16.145cm" svg:y1="11.8cm" svg:x2="16.549cm" svg:y2="12.403cm"><text:p/></draw:line><draw:line draw:style-name="gr3" draw:text-style-name="P28" svg:x1="15.74cm" svg:y1="11.196cm" svg:x2="16.547cm" svg:y2="11.196cm"><text:p/></draw:line><draw:frame draw:style-name="gr19" draw:text-style-name="P35" svg:width="1.856cm" svg:height="1.722cm" svg:x="15.416cm" svg:y="12.679cm"><draw:text-box><text:p text:style-name="P31"><text:span text:style-name="T13">Admin</text:span></text:p></draw:text-box></draw:frame><draw:custom-shape draw:style-name="gr2" draw:text-style-name="P27" svg:width="0.484cm" svg:height="0.604cm" svg:x="0.566cm" svg:y="4.39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 svg:x1="0.808cm" svg:y1="4.998cm" svg:x2="0.808cm" svg:y2="6.205cm"><text:p/></draw:line><draw:line draw:style-name="gr3" draw:text-style-name="P28" svg:x1="0.809cm" svg:y1="6.205cm" svg:x2="0.405cm" svg:y2="6.808cm"><text:p/></draw:line><draw:line draw:style-name="gr3" draw:text-style-name="P28" svg:x1="0.808cm" svg:y1="6.205cm" svg:x2="1.212cm" svg:y2="6.808cm"><text:p/></draw:line><draw:line draw:style-name="gr3" draw:text-style-name="P28" svg:x1="0.405cm" svg:y1="5.601cm" svg:x2="1.212cm" svg:y2="5.601cm"><text:p/></draw:line><draw:custom-shape draw:style-name="gr18" draw:text-style-name="P34" svg:width="0.484cm" svg:height="0.604cm" svg:x="0.566cm" svg:y="4.39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 svg:x1="0.808cm" svg:y1="4.998cm" svg:x2="0.808cm" svg:y2="6.205cm"><text:p/></draw:line><draw:line draw:style-name="gr3" draw:text-style-name="P28" svg:x1="0.809cm" svg:y1="6.205cm" svg:x2="0.405cm" svg:y2="6.808cm"><text:p/></draw:line><draw:line draw:style-name="gr3" draw:text-style-name="P28" svg:x1="0.808cm" svg:y1="6.205cm" svg:x2="1.212cm" svg:y2="6.808cm"><text:p/></draw:line><draw:line draw:style-name="gr3" draw:text-style-name="P28" svg:x1="0.405cm" svg:y1="5.601cm" svg:x2="1.212cm" svg:y2="5.601cm"><text:p/></draw:line><draw:custom-shape draw:style-name="gr18" draw:text-style-name="P34" svg:width="0.646cm" svg:height="0.604cm" svg:x="16.87cm" svg:y="0.9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 svg:x1="17.194cm" svg:y1="1.578cm" svg:x2="17.194cm" svg:y2="2.986cm"><text:p/></draw:line><draw:line draw:style-name="gr3" draw:text-style-name="P28" svg:x1="16.71cm" svg:y1="1.981cm" svg:x2="17.84cm" svg:y2="1.981cm"><text:p/></draw:line><draw:line draw:style-name="gr3" draw:text-style-name="P28" svg:x1="17.194cm" svg:y1="2.986cm" svg:x2="16.71cm" svg:y2="3.589cm"><text:p/></draw:line><draw:line draw:style-name="gr3" draw:text-style-name="P28" svg:x1="17.194cm" svg:y1="2.986cm" svg:x2="17.517cm" svg:y2="3.589cm"><text:p/></draw:line><draw:custom-shape draw:style-name="gr20" draw:text-style-name="P30" svg:width="3.876cm" svg:height="1.207cm" svg:x="11.382cm" svg:y="2.986cm"><text:p text:style-name="P29"><text:span text:style-name="T12">Request paym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30" svg:width="3.714cm" svg:height="1.206cm" svg:x="11.06cm" svg:y="1.176cm"><text:p text:style-name="P29"><text:span text:style-name="T12">Supply Book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 svg:x1="16.386cm" svg:y1="2.181cm" svg:x2="14.772cm" svg:y2="1.779cm"><text:p/></draw:line><draw:line draw:style-name="gr3" draw:text-style-name="P28" svg:x1="16.387cm" svg:y1="2.182cm" svg:x2="15.257cm" svg:y2="3.389cm"><text:p/></draw:line><draw:line draw:style-name="gr3" draw:text-style-name="P28" svg:x1="16.871cm" svg:y1="4.797cm" svg:x2="16.225cm" svg:y2="9.625cm"><text:p/></draw:line><draw:frame draw:style-name="gr22" draw:text-style-name="P32" svg:width="2.1cm" svg:height="1.714cm" svg:x="15.901cm" svg:y="3.589cm"><draw:text-box><text:p text:style-name="P31"><text:span text:style-name="T13">Vendor</text:span></text:p></draw:text-box></draw:fram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2"/>
      <text:p text:style-name="P2"><text:soft-page-break/></text:p>
      <text:p text:style-name="P1">2.List down the best practices from Agile/Scrum methodology</text:p>
      <text:p text:style-name="P1"/>
      <text:p text:style-name="P1"/>
      <text:p text:style-name="P2">2. Answer</text:p>
      <text:p text:style-name="P3"/>
      <text:p text:style-name="P6"><text:span text:style-name="Strong_20_Emphasis">Agile/ </text:span><text:span text:style-name="Strong_20_Emphasis"><text:span text:style-name="T1">Scrum</text:span></text:span><text:span text:style-name="Strong_20_Emphasis"> Best Practices</text:span></text:p>
      <text:list xml:id="list5161259323686886165" text:style-name="L1">
        <text:list-item>
          <text:p text:style-name="P18"><text:span text:style-name="T2">Customer Collaboration:</text:span> <text:span text:style-name="T1">Customer/ client should be informed about the progress and the team should be aware of what is happening in the sprint.</text:span></text:p>
        </text:list-item>
        <text:list-item>
          <text:p text:style-name="P20">Product Backlog: <text:span text:style-name="T5">All the requirments of the product is to be identified and prioritiesed based on needs. Requirments are to be grouped and divided into sprints based on the priorities.</text:span></text:p>
        </text:list-item>
        <text:list-item>
          <text:p text:style-name="P20"><text:span text:style-name="T1">Iterative Development: </text:span><text:span text:style-name="T5">the amount of work to be done is decided on the basis of available team hours and their capabilities.</text:span></text:p>
        </text:list-item>
        <text:list-item>
          <text:p text:style-name="P20"><text:span text:style-name="T1">Time-Boxed:</text:span><text:span text:style-name="T5"> the duration of sprint and daily scrum a stiff. There is a time limit for each sprints.</text:span></text:p>
        </text:list-item>
        <text:list-item>
          <text:p text:style-name="P19"><text:span text:style-name="T3">Value Stream Analysis: </text:span><text:span text:style-name="T4">we define the product based on user stories, which are based on his analysis of the business. andefine dependencies between the business and technical </text:span><text:span text:style-name="T6">fu</text:span><text:span text:style-name="T4">nctionality.</text:span></text:p>
        </text:list-item>
        <text:list-item>
          <text:p text:style-name="P19"><text:span text:style-name="T2">User Stories</text:span><text:span text:style-name="T4">: If the User Stories are too complex, they are broken up into smaller pieces, so as a whole would be processed within a few sprints.</text:span><text:span text:style-name="T2"><text:line-break/></text:span></text:p>
        </text:list-item>
        <text:list-item>
          <text:p text:style-name="P19"><text:span text:style-name="T2">SCRUM meetings: </text:span><text:span text:style-name="T4">peak of short morning meetings, lasting about 10 minutes. The whole team is present and led by the SCRUM Master.during these meetings </text:span><text:span text:style-name="T6">they</text:span><text:span text:style-name="T4"> talk about three main issues: to remember what was done yesterday, to define the goals for today, and check to see if there are any obstacles to peaceful work.<text:line-break/></text:span></text:p>
        </text:list-item>
        <text:list-item>
          <text:p text:style-name="P19"><text:span text:style-name="T2">Continuous Integration:</text:span>Continuous integration of code allows <text:span text:style-name="T7">us</text:span> to keep the code up to date.</text:p>
        </text:list-item>
        <text:list-item>
          <text:p text:style-name="P21">Programming in Pairs</text:p>
        </text:list-item>
        <text:list-item>
          <text:p text:style-name="P21">Burndown charts</text:p>
        </text:list-item>
        <text:list-item>
          <text:p text:style-name="P22">Release Planning</text:p>
        </text:list-item>
      </text:list>
      <text:p text:style-name="P7"><text:s/></text:p>
      <text:p text:style-name="P3"/>
      <text:p text:style-name="P3"/>
      <text:p text:style-name="P3"/>
      <text:p text:style-name="P3"/>
      <text:p text:style-name="P2"/>
      <text:p text:style-name="P1"/>
      <text:p text:style-name="P1"><text:soft-page-break/>3.Collaboration</text:p>
      <text:p text:style-name="P1">a.How does collaboration help agile development? </text:p>
      <text:p text:style-name="P13">3. Answer:</text:p>
      <text:p text:style-name="P15">Collaboration is a dialogical pratice which means working together. <text:s/><text:span text:style-name="T8">The cooperative behaviour of a team empowered to solve a clear and meaningful problem, such that the capabilities of the team are</text:span></text:p>
      <text:p text:style-name="P15"><text:span text:style-name="T8">leveraged in addition to the collection of individual talents. This is accomplished through rigorous dialogical practices among teammembers.</text:span></text:p>
      <text:p text:style-name="P15">collaboration helps in agile development by:</text:p>
      <text:p text:style-name="P15"/>
      <text:list xml:id="list4560848010018618062" text:style-name="WW8Num2">
        <text:list-item>
          <text:p text:style-name="P14"><text:span text:style-name="T8">help team</text:span> to solve problem<text:span text:style-name="T8">s</text:span></text:p>
        </text:list-item>
        <text:list-item>
          <text:p text:style-name="P14">to leverage the team capabilities inaddition to the collection of individual talents.</text:p>
        </text:list-item>
      </text:list>
      <text:p text:style-name="P11"/>
      <text:p text:style-name="P1">b.What if the team is distributed and can you achieve the same productivity? </text:p>
      <text:p text:style-name="P15">If team is distributed we cant achieve the same productivity rather it achieves more trouble. Because various reasons for not acheiveing the same productivity are:</text:p>
      <text:p text:style-name="P15"/>
      <text:list xml:id="list2419713753774046214" text:style-name="WW8Num3">
        <text:list-item>
          <text:p text:style-name="P16">there will be misscommunication between the team members</text:p>
        </text:list-item>
        <text:list-item>
          <text:p text:style-name="P16">members wont be knowing each other </text:p>
        </text:list-item>
        <text:list-item>
          <text:p text:style-name="P16">wont be able to solve arguments and problems fully</text:p>
        </text:list-item>
        <text:list-item>
          <text:p text:style-name="P12">coordination of members will be difficult</text:p>
        </text:list-item>
      </text:list>
      <text:p text:style-name="P1"/>
      <text:p text:style-name="P1">c.What would you do to achieve the productivity for a distributed team?</text:p>
      <text:p text:style-name="P1"/>
      <text:p text:style-name="P9"><text:span text:style-name="T11">Agile development was originally imagined for </text:span>teams physically located together in the same office. In keeping with that idea the most efficient and effective method of conveying information to and within a development team is face-to-face conversation. <text:span text:style-name="T8">Also they could arrange a group chat as well as personal chat for team member other than conecting through mails.</text:span></text:p>
      <text:p text:style-name="P2"/>
      <text:p text:style-name="P2"/>
      <text:p text:style-name="P1">4.What is Sprint Zero in Agile?Describe the activities that are done in Sprint Zero.</text:p>
      <text:p text:style-name="P2"/>
      <text:p text:style-name="P2">4. Answer:</text:p>
      <text:p text:style-name="P17">Sprint Zero is is the initialization step in an agile project which is also called as Iteration Zero. It consists of certain activities that will make the team ready for the sprint 1. It is also known as a project before a project phase because at the beginnig of a project there should be a detailed analysis about how the project has to be done. Following activities are included in the sprint zero :-</text:p>
      <text:list xml:id="list8540631921218214376" text:style-name="L2">
        <text:list-item>
          <text:p text:style-name="P24">Active stakeholder participation</text:p>
        </text:list-item>
        <text:list-item>
          <text:p text:style-name="P23">Obtain funding and support</text:p>
        </text:list-item>
        <text:list-item>
          <text:p text:style-name="P23">Start building the team</text:p>
        </text:list-item>
        <text:list-item>
          <text:p text:style-name="P23">Initial requirements envisioning</text:p>
        </text:list-item>
        <text:list-item>
          <text:p text:style-name="P23">Initial architecture envisioning</text:p>
        </text:list-item>
        <text:list-item>
          <text:p text:style-name="P25">Set up environment</text:p>
        </text:list-item>
      </text:list>
      <text:p text:style-name="P26"><text:soft-page-break/><text:span text:style-name="T9"/></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Liberation Serif1" svg:font-family="'Liberation Serif', serif"/>
    <style:font-face style:name="OpenSymbol1" svg:font-family="OpenSymbol, 'Arial Unicode MS'"/>
    <style:font-face style:name="Symbol" svg:font-family="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z0" style:family="text">
      <style:text-properties style:font-name="Symbol" fo:font-family="Symbol" style:font-name-complex="OpenSymbol2" style:font-family-complex="OpenSymbol, 'Arial Unicode MS'" style:font-charset-complex="x-symbol"/>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WW8Num3z0" style:family="text">
      <style:text-properties style:font-name="Symbol" fo:font-family="Symbol" fo:font-size="12pt" style:font-size-asian="12pt" style:font-name-complex="OpenSymbol2" style:font-family-complex="OpenSymbol, 'Arial Unicode MS'" style:font-charset-complex="x-symbol" style:font-size-complex="12pt"/>
    </style:style>
    <style:style style:name="WW8Num3z1" style:family="text">
      <style:text-properties style:font-name="OpenSymbol1" fo:font-family="OpenSymbol, 'Arial Unicode MS'" style:font-name-complex="OpenSymbol2"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12:22:41.586774841</meta:creation-date>
    <dc:date>2016-08-25T19:13:32.668937054</dc:date>
    <meta:editing-duration>PT3H51M57S</meta:editing-duration>
    <meta:editing-cycles>10</meta:editing-cycles>
    <meta:generator>LibreOffice/5.1.4.2$Linux_X86_64 LibreOffice_project/10m0$Build-2</meta:generator>
    <meta:document-statistic meta:table-count="0" meta:image-count="0" meta:object-count="0" meta:page-count="4" meta:paragraph-count="44" meta:word-count="604" meta:character-count="3658" meta:non-whitespace-character-count="3113"/>
  </office:meta>
</office:document-meta>
</file>